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="Circle" draw:marker-start-width="0.337cm" draw:marker-end="Arrow" draw:marker-end-width="0.3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25cm" draw:marker-start-width="0.237cm" draw:marker-end="Arrow" draw:marker-end-width="0.229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draw:marker-start-width="0.237cm" draw:marker-end-width="0.237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style-name="Regular" style:font-family-generic="roman" style:font-pitch="variable" fo:font-size="10pt" style:font-size-asian="10pt" style:font-size-complex="10pt"/>
    </style:style>
    <style:style style:name="P4" style:family="paragraph">
      <style:text-properties fo:font-family="'Liberation Mono'" style:font-family-generic="modern" style:font-pitch="fixed" fo:font-size="9pt" style:font-size-asian="9pt" style:font-size-complex="9pt"/>
    </style:style>
    <style:style style:name="P5" style:family="paragraph">
      <style:paragraph-properties fo:text-align="center"/>
      <style:text-properties fo:font-family="'Liberation Mono'" style:font-family-generic="modern" style:font-pitch="fixed" fo:font-size="9pt" style:font-size-asian="9pt" style:font-size-complex="9pt"/>
    </style:style>
    <style:style style:name="P6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style-name="Regular" style:font-family-generic="roman" style:font-pitch="variable" fo:font-size="10pt" style:font-size-asian="10pt" style:font-size-complex="10pt"/>
    </style:style>
    <style:style style:name="T2" style:family="text">
      <style:text-properties fo:font-family="'Liberation Mono'" style:font-family-generic="modern" style:font-pitch="fixed" fo:font-size="9pt" style:font-size-asian="9pt" style:font-size-complex="9pt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829cm" svg:height="0.508cm" svg:x="4.912cm" svg:y="4.412cm">
          <text:p/>
        </draw:rect>
        <draw:rect draw:style-name="gr1" draw:text-style-name="P1" draw:layer="layout" svg:width="1.829cm" svg:height="0.508cm" svg:x="4.912cm" svg:y="3.904cm">
          <text:p/>
        </draw:rect>
        <draw:rect draw:style-name="gr1" draw:text-style-name="P1" draw:layer="layout" svg:width="1.829cm" svg:height="0.508cm" svg:x="4.912cm" svg:y="3.396cm">
          <text:p/>
        </draw:rect>
        <draw:rect draw:style-name="gr2" draw:text-style-name="P3" draw:layer="layout" svg:width="1.829cm" svg:height="0.508cm" svg:x="4.912cm" svg:y="2.888cm">
          <text:p text:style-name="P2"><text:span text:style-name="T1">return addr</text:span></text:p>
        </draw:rect>
        <draw:rect draw:style-name="gr1" draw:text-style-name="P1" draw:layer="layout" svg:width="1.829cm" svg:height="0.508cm" svg:x="0.5cm" svg:y="2.412cm">
          <text:p/>
        </draw:rect>
        <draw:path draw:style-name="gr3" draw:text-style-name="P2" draw:layer="layout" svg:width="2.985cm" svg:height="1.522cm" svg:x="1.926cm" svg:y="2.655cm" svg:viewBox="0 0 2986 1523" svg:d="m0 1c1731-52 1765 1730 2986 1502">
          <text:p/>
        </draw:path>
        <draw:frame draw:style-name="gr4" draw:text-style-name="P4" draw:layer="layout" svg:width="1.645cm" svg:height="1.707cm" svg:x="5.493cm" svg:y="0.085cm">
          <draw:text-box>
            <text:p><text:span text:style-name="T2">main()</text:span><text:span text:style-name="T2"><text:line-break/></text:span><text:span text:style-name="T2">{</text:span><text:span text:style-name="T2"><text:line-break/></text:span><text:span text:style-name="T2"> <text:s/>….</text:span><text:span text:style-name="T2"><text:line-break/></text:span><text:span text:style-name="T2">}</text:span></text:p>
          </draw:text-box>
        </draw:frame>
        <draw:path draw:style-name="gr5" draw:text-style-name="P5" draw:layer="layout" svg:width="1.261cm" svg:height="2.814cm" svg:x="4.275cm" svg:y="0.327cm" svg:viewBox="0 0 1262 2815" svg:d="m637 2815c-769 0-1130-3005 625-2806">
          <text:p/>
        </draw:path>
        <draw:frame draw:style-name="gr4" draw:text-style-name="P6" draw:layer="layout" svg:width="2.547cm" svg:height="1.191cm" svg:x="0.421cm" svg:y="2.949cm">
          <draw:text-box>
            <text:p text:style-name="P2"><text:span text:style-name="T3">saved stack </text:span><text:span text:style-name="T3"><text:line-break/></text:span><text:span text:style-name="T3">pointer</text:span></text:p>
          </draw:text-box>
        </draw:frame>
        <draw:rect draw:style-name="gr6" draw:text-style-name="P1" draw:layer="layout" svg:width="1.538cm" svg:height="1.903cm" svg:x="5.548cm" svg:y="0.15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Desnoyers</meta:initial-creator>
    <meta:creation-date>2012-09-09T22:28:38</meta:creation-date>
    <dc:date>2013-01-13T13:59:27</dc:date>
    <dc:creator>Peter Desnoyers</dc:creator>
    <meta:editing-duration>PT12M59S</meta:editing-duration>
    <meta:editing-cycles>4</meta:editing-cycles>
    <meta:generator>OpenOffice.org/3.4.1$Unix OpenOffice.org_project/341m1$Build-9593</meta:generator>
    <meta:document-statistic meta:object-count="10"/>
  </office:meta>
</office:document-meta>
</file>